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4.453cm"/>
    </style:style>
    <style:style style:name="gr3" style:family="graphic" style:parent-style-name="standard">
      <style:graphic-properties draw:textarea-horizontal-align="justify" draw:textarea-vertical-align="middle" draw:auto-grow-height="false" fo:min-height="1.049cm" fo:min-width="3.945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6.8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09cm" fo:min-width="6.231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5.215cm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4.961cm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6.739cm"/>
    </style:style>
    <style:style style:name="gr10" style:family="graphic" style:parent-style-name="standard">
      <style:graphic-properties draw:textarea-horizontal-align="justify" draw:textarea-vertical-align="middle" draw:auto-grow-height="false" fo:min-height="1.401cm" fo:min-width="2.294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929cm"/>
    </style:style>
    <style:style style:name="gr12" style:family="graphic" style:parent-style-name="standard">
      <style:graphic-properties draw:textarea-horizontal-align="justify" draw:textarea-vertical-align="middle" draw:auto-grow-height="false" fo:min-height="1.401cm" fo:min-width="4.453cm"/>
    </style:style>
    <style:style style:name="gr13" style:family="graphic" style:parent-style-name="standard">
      <style:graphic-properties draw:textarea-horizontal-align="justify" draw:textarea-vertical-align="middle" draw:auto-grow-height="false" fo:min-height="1.274cm" fo:min-width="6.358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07cm" svg:height="2.159cm" svg:x="3.413cm" svg:y="5.953cm">
          <text:p text:style-name="P1">prepareData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953cm" svg:height="1.397cm" svg:x="12.43cm" svg:y="3.921cm">
          <text:p text:style-name="P1">removeComma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445cm" svg:height="1.299cm" svg:x="12.557cm" svg:y="6.178cm">
          <text:p text:style-name="P1">replaceAl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xml:id="id4" draw:id="id4" draw:layer="layout" svg:width="7.366cm" svg:height="1.397cm" svg:x="12.557cm" svg:y="8.366cm">
          <text:p text:style-name="P1">checkNoCallAgreeement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6.016cm" svg:y1="5.953cm" svg:x2="12.43cm" svg:y2="4.619cm" draw:start-shape="id1" draw:start-glue-point="0" draw:end-shape="id2" svg:d="M6016 5953c0-890 2138-1334 6414-1334" svg:viewBox="0 0 6415 1335">
          <text:p/>
        </draw:connector>
        <draw:connector draw:style-name="gr5" draw:text-style-name="P2" draw:layer="layout" draw:type="curve" svg:x1="8.62cm" svg:y1="7.032cm" svg:x2="12.557cm" svg:y2="6.827cm" draw:start-shape="id1" draw:start-glue-point="1" draw:end-shape="id3" draw:end-glue-point="3" svg:d="M8620 7032c2952 0 984-205 3937-205" svg:viewBox="0 0 3938 206">
          <text:p/>
        </draw:connector>
        <draw:connector draw:style-name="gr5" draw:text-style-name="P2" draw:layer="layout" draw:type="curve" svg:x1="6.016cm" svg:y1="8.112cm" svg:x2="12.557cm" svg:y2="9.064cm" draw:start-shape="id1" draw:start-glue-point="2" draw:end-shape="id4" draw:end-glue-point="3" svg:d="M6016 8112c0 635 2180 952 6541 952" svg:viewBox="0 0 6542 953">
          <text:p/>
        </draw:connector>
        <draw:custom-shape draw:style-name="gr6" draw:text-style-name="P1" xml:id="id5" draw:id="id5" draw:layer="layout" svg:width="6.731cm" svg:height="2.159cm" svg:x="1.635cm" svg:y="1.508cm">
          <text:p text:style-name="P1">submitForm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.635cm" svg:y1="2.587cm" svg:x2="3.413cm" svg:y2="7.032cm" draw:start-shape="id5" draw:end-shape="id1" draw:end-glue-point="3" svg:d="M1635 2587c-753 0-1642 4445 1778 4445" svg:viewBox="0 0 2473 4446">
          <text:p/>
        </draw:connector>
        <draw:custom-shape draw:style-name="gr7" draw:text-style-name="P1" xml:id="id6" draw:id="id6" draw:layer="layout" svg:width="5.715cm" svg:height="2.286cm" svg:x="3.413cm" svg:y="10.271cm">
          <text:p text:style-name="P1">SortFiles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5.461cm" svg:height="2.159cm" svg:x="3.342cm" svg:y="13.925cm">
          <text:p text:style-name="P1">formatData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.635cm" svg:y1="2.587cm" svg:x2="3.413cm" svg:y2="11.414cm" draw:start-shape="id5" draw:end-shape="id6" draw:end-glue-point="3" svg:d="M1635 2587c-753 0-1642 8827 1778 8827" svg:viewBox="0 0 2473 8828">
          <text:p/>
        </draw:connector>
        <draw:custom-shape draw:style-name="gr9" draw:text-style-name="P1" xml:id="id8" draw:id="id8" draw:layer="layout" svg:width="7.239cm" svg:height="2.032cm" svg:x="10.249cm" svg:y="13.513cm">
          <text:p text:style-name="P1">checkDuplicateInsur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9" draw:id="id9" draw:layer="layout" svg:width="2.794cm" svg:height="1.651cm" svg:x="12.684cm" svg:y="17.129cm">
          <text:p text:style-name="P1">sort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8.803cm" svg:y1="15.004cm" svg:x2="10.249cm" svg:y2="14.529cm" draw:start-shape="id7" draw:start-glue-point="1" draw:end-shape="id8" svg:d="M8803 15004c1083 0 360-475 1446-475" svg:viewBox="0 0 1447 476">
          <text:p/>
        </draw:connector>
        <draw:connector draw:style-name="gr5" draw:text-style-name="P2" draw:layer="layout" draw:type="curve" svg:x1="6.072cm" svg:y1="16.084cm" svg:x2="14.081cm" svg:y2="17.129cm" draw:start-shape="id7" draw:start-glue-point="2" draw:end-shape="id9" draw:end-glue-point="0" svg:d="M6072 16084c0 783 8009 261 8009 1045" svg:viewBox="0 0 8010 1046">
          <text:p/>
        </draw:connector>
        <draw:custom-shape draw:style-name="gr11" draw:text-style-name="P1" xml:id="id10" draw:id="id10" draw:layer="layout" svg:width="3.429cm" svg:height="1.27cm" svg:x="18.018cm" svg:y="13.446cm">
          <text:p text:style-name="P1">similarity</text:p>
          <draw:enhanced-geometry svg:viewBox="0 0 21600 21600" draw:type="rectangle" draw:enhanced-path="M 0 0 L 21600 0 21600 21600 0 21600 0 0 Z N"/>
        </draw:custom-shape>
        <draw:custom-shape draw:style-name="gr11" draw:text-style-name="P1" xml:id="id11" draw:id="id11" draw:layer="layout" svg:width="3.429cm" svg:height="1.27cm" svg:x="18.018cm" svg:y="15.478cm">
          <text:p text:style-name="P1">editDistanc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3.868cm" svg:y1="13.513cm" svg:x2="19.732cm" svg:y2="13.446cm" draw:start-shape="id8" draw:end-shape="id10" svg:d="M13868 13513c0-852 5864-818 5864-67" svg:viewBox="0 0 5865 636">
          <text:p/>
        </draw:connector>
        <draw:connector draw:style-name="gr5" draw:text-style-name="P2" draw:layer="layout" draw:type="curve" svg:x1="19.732cm" svg:y1="14.716cm" svg:x2="19.732cm" svg:y2="15.478cm" draw:start-shape="id10" draw:start-glue-point="2" draw:end-shape="id11" draw:end-glue-point="0" svg:d="M19732 14716v762" svg:viewBox="0 0 1 763">
          <text:p/>
        </draw:connector>
        <draw:connector draw:style-name="gr5" draw:text-style-name="P2" draw:layer="layout" draw:type="curve" svg:x1="1.635cm" svg:y1="2.587cm" svg:x2="3.342cm" svg:y2="15.004cm" draw:start-shape="id5" draw:end-shape="id7" draw:end-glue-point="3" svg:d="M1635 2587c-753 0-1606 12417 1707 12417" svg:viewBox="0 0 2397 12418">
          <text:p/>
        </draw:connector>
        <draw:custom-shape draw:style-name="gr12" draw:text-style-name="P1" xml:id="id12" draw:id="id12" draw:layer="layout" svg:width="4.953cm" svg:height="1.651cm" svg:x="3.413cm" svg:y="18.653cm">
          <text:p text:style-name="P1">arrToString</text:p>
          <draw:enhanced-geometry svg:viewBox="0 0 21600 21600" draw:type="rectangle" draw:enhanced-path="M 0 0 L 21600 0 21600 21600 0 21600 0 0 Z N"/>
        </draw:custom-shape>
        <draw:custom-shape draw:style-name="gr13" draw:text-style-name="P1" xml:id="id13" draw:id="id13" draw:layer="layout" svg:width="6.858cm" svg:height="1.524cm" svg:x="3.413cm" svg:y="21.32cm">
          <text:p text:style-name="P1">arrToFormattedString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.635cm" svg:y1="2.587cm" svg:x2="3.413cm" svg:y2="19.478cm" draw:start-shape="id5" draw:start-glue-point="3" draw:end-shape="id12" draw:end-glue-point="3" svg:d="M1635 2587c-753 0-1642 16891 1778 16891" svg:viewBox="0 0 2473 16892">
          <text:p/>
        </draw:connector>
        <draw:connector draw:style-name="gr5" draw:text-style-name="P2" draw:layer="layout" draw:type="curve" svg:x1="1.635cm" svg:y1="2.587cm" svg:x2="3.413cm" svg:y2="22.082cm" draw:start-shape="id5" draw:end-shape="id13" draw:end-glue-point="3" svg:d="M1635 2587c-753 0-1642 19495 1778 19495" svg:viewBox="0 0 2473 19496">
          <text:p/>
        </draw:connector>
        <draw:custom-shape draw:style-name="gr14" draw:text-style-name="P1" xml:id="id14" draw:id="id14" draw:layer="layout" svg:width="5.334cm" svg:height="1.778cm" svg:x="3.54cm" svg:y="24.241cm">
          <text:p text:style-name="P1">downloa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.635cm" svg:y1="2.587cm" svg:x2="3.54cm" svg:y2="25.13cm" draw:start-shape="id5" draw:start-glue-point="3" draw:end-shape="id14" draw:end-glue-point="3" svg:d="M1635 2587c-753 0-1705 22543 1905 22543" svg:viewBox="0 0 2610 225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8:57:00.711313495</meta:creation-date>
    <dc:date>2020-02-10T20:22:53.811045523</dc:date>
    <meta:editing-duration>PT43M26S</meta:editing-duration>
    <meta:editing-cycles>1</meta:editing-cycles>
    <meta:document-statistic meta:object-count="27"/>
    <meta:generator>LibreOffice/6.0.7.3$Linux_X86_64 LibreOffice_project/00m0$Build-3</meta:generator>
  </office:meta>
</office:document-meta>
</file>